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1096e3" style:font-weight-asian="bold" style:font-weight-complex="bold"/>
    </style:style>
    <style:style style:name="P3" style:family="paragraph" style:parent-style-name="Standard">
      <style:text-properties officeooo:paragraph-rsid="001096e3"/>
    </style:style>
    <style:style style:name="P4" style:family="paragraph" style:parent-style-name="Standard">
      <style:text-properties fo:font-size="6pt" fo:font-weight="bold" style:font-size-asian="6pt" style:font-weight-asian="bold" style:font-size-complex="6pt" style:font-weight-complex="bold"/>
    </style:style>
    <style:style style:name="P5" style:family="paragraph" style:parent-style-name="Standard">
      <style:text-properties fo:font-size="6pt" style:font-size-asian="6pt" style:font-size-complex="6pt"/>
    </style:style>
    <style:style style:name="P6" style:family="paragraph" style:parent-style-name="Standard">
      <style:text-properties fo:font-size="6pt" officeooo:paragraph-rsid="001096e3" style:font-size-asian="6pt" style:font-size-complex="6pt"/>
    </style:style>
    <style:style style:name="P7"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fo:font-size="10pt" style:font-size-asian="10pt" style:font-size-complex="10pt"/>
    </style:style>
    <style:style style:name="P8"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fo:font-size="10pt" officeooo:paragraph-rsid="001096e3" style:font-size-asian="10pt" style:font-size-complex="10pt"/>
    </style:style>
    <style:style style:name="P9" style:family="paragraph" style:parent-style-name="Standard">
      <style:paragraph-properties fo:text-align="center" style:justify-single-word="false" fo:padding="0.049cm" fo:border="0.06pt solid #000000" style:shadow="none"/>
      <style:text-properties fo:font-weight="bold" style:font-weight-asian="bold" style:font-weight-complex="bold"/>
    </style:style>
    <style:style style:name="P10" style:family="paragraph" style:parent-style-name="Standard">
      <style:paragraph-properties fo:text-align="center" style:justify-single-word="false" fo:padding="0.049cm" fo:border="0.06pt solid #000000" style:shadow="none"/>
      <style:text-properties fo:font-weight="bold" officeooo:paragraph-rsid="001096e3" style:font-weight-asian="bold" style:font-weight-complex="bold"/>
    </style:style>
    <style:style style:name="P11" style:family="paragraph" style:parent-style-name="Standard">
      <style:paragraph-properties style:writing-mode="lr-tb"/>
      <style:text-properties officeooo:rsid="001096e3"/>
    </style:style>
    <style:style style:name="P12" style:family="paragraph" style:parent-style-name="Standard">
      <style:paragraph-properties style:writing-mode="lr-tb"/>
      <style:text-properties officeooo:paragraph-rsid="001096e3"/>
    </style:style>
    <style:style style:name="P13" style:family="paragraph" style:parent-style-name="Standard">
      <style:paragraph-properties style:writing-mode="lr-tb"/>
      <style:text-properties fo:font-size="6pt" fo:font-weight="bold" officeooo:paragraph-rsid="001096e3" style:font-size-asian="6pt" style:font-weight-asian="bold" style:font-size-complex="6pt" style:font-weight-complex="bold"/>
    </style:style>
    <style:style style:name="T1" style:family="text">
      <style:text-properties officeooo:rsid="001096e3"/>
    </style:style>
    <style:style style:name="T2" style:family="text">
      <style:text-properties fo:font-weight="bold" style:font-weight-asian="bold" style:font-weight-complex="bold"/>
    </style:style>
    <style:style style:name="T3" style:family="text">
      <style:text-properties fo:font-weight="bold" officeooo:rsid="001096e3" style:font-weight-asian="bold" style:font-weight-complex="bold"/>
    </style:style>
    <style:style style:name="T4" style:family="text">
      <style:text-properties fo:font-size="6pt" style:font-size-asian="6pt" style:font-size-complex="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Correction du mini devoir « ce que j’aime »</text:span></text:p>
      <text:p text:style-name="Standard"/>
      <text:p text:style-name="P1">- <text:span text:style-name="T1">attention à la présentation de la copie</text:span></text:p>
      <text:p text:style-name="P4"/>
      <text:p text:style-name="Standard"><text:span text:style-name="T2">- </text:span><text:span text:style-name="T3">majuscules aux noms et prénoms</text:span><text:span text:style-name="T1"> dans le devoir comme dans l’en-tête de ce dernier</text:span></text:p>
      <text:p text:style-name="P5"/>
      <text:p text:style-name="Standard">- <text:span text:style-name="T3">nombres écrits en toutes lettres</text:span><text:span text:style-name="T1">, pas en chiffres arabes (exception pour les années)</text:span></text:p>
      <text:p text:style-name="Standard"><text:tab/><text:span text:style-name="T1">12 → douze</text:span></text:p>
      <text:p text:style-name="P5"/>
      <text:p text:style-name="Standard">- <text:span text:style-name="T3">éviter les phrases trop longues</text:span><text:span text:style-name="T1"> (à votre niveau, pas de phrase étalée sur quatre lignes !)</text:span></text:p>
      <text:p text:style-name="P5"/>
      <text:p text:style-name="Standard">- <text:span text:style-name="T3">alinéa</text:span><text:span text:style-name="T1"> en début de paragraphe</text:span></text:p>
      <text:p text:style-name="P5"/>
      <text:p text:style-name="Standard">- <text:span text:style-name="T3">éviter de répéter les mêmes mots, les mêmes débuts de phrase</text:span><text:span text:style-name="T1"> :</text:span></text:p>
      <text:p text:style-name="Standard"><text:tab/>« <text:span text:style-name="T1">J’aime bien… j’aime bien… j’aime bien… »</text:span></text:p>
      <text:p text:style-name="Standard"><text:tab/>→</text:p>
      <text:p text:style-name="Standard"><text:tab/>« <text:span text:style-name="T1">J’apprécie… j’aime… je me plais à…</text:span></text:p>
      <text:p text:style-name="P5"/>
      <text:p text:style-name="Standard"><text:span text:style-name="T2"><text:tab/></text:span><text:span text:style-name="T3">quelques synonymes d’ « aimer» :</text:span></text:p>
      <text:p text:style-name="P7">admirer, adorer, affectionner, apprécier, avoir à la bonne, avoir besoin de, avoir dans la peau, avoir du goût pour, avoir envie, avoir le béguin, avoir le coup de foudre, avoir un coup de coeur, brûler pour, chérir, demander, désirer, en pincer pour, estimer, être amateur, être amoureux, être attaché à, être coiffé de, être épris, être féru de, être fou de, être porté sur, faire cas de, goûter, idolâtrer, mordre, pincer, porter dans son coeur, préférer, prendre plaisir, raffoler, réclamer, roucouler, s'amouracher, s'attacher, s'embraser, s'émouvoir, s'enamourer, s'enflammer, s'enticher, s'éprendre, s'intéresser, se complaire, se passionner, se plaire, se toquer, tenir à, tomber amoureux, vénérer, vouloir</text:p>
      <text:p text:style-name="P5"/>
      <text:p text:style-name="P1">- <text:span text:style-name="T1">pas de langue orale :</text:span></text:p>
      <text:p text:style-name="Standard"><text:tab/><text:span text:style-name="T1">du coup<text:tab/>→ par conséquent</text:span></text:p>
      <text:p text:style-name="Standard"><text:tab/><text:span text:style-name="T1">c’est trop bien<text:tab/>→ c’est agréable/remarquable/intéressant</text:span></text:p>
      <text:p text:style-name="P11"/>
      <text:p text:style-name="P10"><text:span text:style-name="T1">Correction du mini devoir « ce que j’aime »</text:span></text:p>
      <text:p text:style-name="P3"/>
      <text:p text:style-name="P2">- <text:span text:style-name="T1">attention à la présentation de la copie</text:span></text:p>
      <text:p text:style-name="P13"/>
      <text:p text:style-name="P12"><text:span text:style-name="T2">- </text:span><text:span text:style-name="T3">majuscules aux noms et prénoms</text:span><text:span text:style-name="T1"> dans le devoir comme dans l’en-tête de ce dernier</text:span></text:p>
      <text:p text:style-name="P6"/>
      <text:p text:style-name="P3">- <text:span text:style-name="T3">nombres écrits en toutes lettres</text:span><text:span text:style-name="T1">, pas en chiffres arabes (exception pour les années)</text:span></text:p>
      <text:p text:style-name="P3"><text:tab/><text:span text:style-name="T1">12 → douze</text:span></text:p>
      <text:p text:style-name="P6"/>
      <text:p text:style-name="P3">- <text:span text:style-name="T3">éviter les phrases trop longues</text:span><text:span text:style-name="T1"> (à votre niveau, pas de phrase étalée sur quatre lignes !)</text:span></text:p>
      <text:p text:style-name="P6"/>
      <text:p text:style-name="P3">- <text:span text:style-name="T3">alinéa</text:span><text:span text:style-name="T1"> en début de paragraphe</text:span></text:p>
      <text:p text:style-name="P6"/>
      <text:p text:style-name="P3">- <text:span text:style-name="T3">éviter de répéter les mêmes mots, les mêmes débuts de phrase</text:span><text:span text:style-name="T1"> :</text:span></text:p>
      <text:p text:style-name="P3"><text:tab/>« <text:span text:style-name="T1">J’aime bien… j’aime bien… j’aime bien… »</text:span></text:p>
      <text:p text:style-name="P3"><text:tab/>→</text:p>
      <text:p text:style-name="P3"><text:tab/>« <text:span text:style-name="T1">J’apprécie… j’aime… je me plais à…</text:span></text:p>
      <text:p text:style-name="P6"/>
      <text:p text:style-name="P3"><text:span text:style-name="T2"><text:tab/></text:span><text:span text:style-name="T3">quelques synonymes d’ « aimer» :</text:span></text:p>
      <text:p text:style-name="P8">admirer, adorer, affectionner, apprécier, avoir à la bonne, avoir besoin de, avoir dans la peau, avoir du goût pour, avoir envie, avoir le béguin, avoir le coup de foudre, avoir un coup de coeur, brûler pour, chérir, demander, désirer, en pincer pour, estimer, être amateur, être amoureux, être attaché à, être coiffé de, être épris, être féru de, être fou de, être porté sur, faire cas de, goûter, idolâtrer, mordre, pincer, porter dans son coeur, préférer, prendre plaisir, raffoler, réclamer, roucouler, s'amouracher, s'attacher, s'embraser, s'émouvoir, s'enamourer, s'enflammer, s'enticher, s'éprendre, s'intéresser, se complaire, se passionner, se plaire, se toquer, tenir à, tomber amoureux, vénérer, vouloir</text:p>
      <text:p text:style-name="P6"/>
      <text:p text:style-name="P2">- <text:span text:style-name="T1">pas de langue orale :</text:span></text:p>
      <text:p text:style-name="P3"><text:tab/><text:span text:style-name="T1">du coup<text:tab/>→ par conséquent</text:span></text:p>
      <text:p text:style-name="P3"><text:tab/><text:span text:style-name="T1">c’est trop bien<text:tab/>→ c’est agréable/remarquable/intéress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8T22:12:33.734990223</meta:creation-date>
    <dc:date>2020-09-08T22:23:05.786816055</dc:date>
    <meta:editing-duration>PT12S</meta:editing-duration>
    <meta:editing-cycles>1</meta:editing-cycles>
    <meta:document-statistic meta:table-count="0" meta:image-count="0" meta:object-count="0" meta:page-count="1" meta:paragraph-count="32" meta:word-count="456" meta:character-count="2768" meta:non-whitespace-character-count="2330"/>
    <meta:generator>LibreOffice/6.0.7.3$Linux_X86_64 LibreOffice_project/00m0$Build-3</meta:generator>
  </office:meta>
</office:document-meta>
</file>